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140fc"/>
    </style:style>
    <style:style style:name="P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text-align="center" style:justify-single-word="false" fo:orphans="2" fo:widows="2" fo:text-indent="0cm" style:auto-text-indent="false"/>
      <style:text-properties fo:font-variant="normal" fo:text-transform="none" fo:color="#24292e" style:font-name="apple-system" fo:font-size="26pt" fo:letter-spacing="normal" fo:font-style="normal" style:text-underline-style="solid" style:text-underline-width="auto" style:text-underline-color="font-color" fo:font-weight="bold" officeooo:rsid="00246354" officeooo:paragraph-rsid="00246354" style:font-size-asian="22.75pt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.146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1e22" officeooo:paragraph-rsid="001b1e22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1e22" officeooo:paragraph-rsid="001cc655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cc655" officeooo:paragraph-rsid="001cc655"/>
    </style:style>
    <style:style style:name="P13" style:family="paragraph" style:parent-style-name="Text_20_body" style:list-style-name="L9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140fc" officeooo:paragraph-rsid="002140fc"/>
    </style:style>
    <style:style style:name="P14" style:family="paragraph" style:parent-style-name="Text_20_body" style:list-style-name="L9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140fc" officeooo:paragraph-rsid="00230373"/>
    </style:style>
    <style:style style:name="P15" style:family="paragraph" style:parent-style-name="Text_20_body" style:list-style-name="L9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30373" officeooo:paragraph-rsid="00230373"/>
    </style:style>
    <style:style style:name="P16" style:family="paragraph" style:parent-style-name="Text_20_body" style:list-style-name="L9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230373" officeooo:paragraph-rsid="00230373" style:font-weight-asian="bold" style:font-weight-complex="bold"/>
    </style:style>
    <style:style style:name="P17" style:family="paragraph" style:parent-style-name="Text_20_body" style:list-style-name="L9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paragraph-rsid="001cc655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21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1b1e22"/>
    </style:style>
    <style:style style:name="P22" style:family="paragraph" style:parent-style-name="Text_20_body" style:list-style-name="L9">
      <style:paragraph-properties fo:margin-top="0cm" fo:margin-bottom="0cm" loext:contextual-spacing="false" fo:orphans="2" fo:widows="2"/>
    </style:style>
    <style:style style:name="P23" style:family="paragraph" style:parent-style-name="Text_20_body" style:list-style-name="L9">
      <style:paragraph-properties fo:margin-top="0cm" fo:margin-bottom="0cm" loext:contextual-spacing="false" fo:orphans="2" fo:widows="2"/>
      <style:text-properties officeooo:rsid="002140fc" officeooo:paragraph-rsid="002140fc"/>
    </style:style>
    <style:style style:name="P2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d6a2a"/>
    </style:style>
    <style:style style:name="P2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423cm" loext:contextual-spacing="false" fo:orphans="2" fo:widows="2"/>
      <style:text-properties officeooo:paragraph-rsid="001b1e22"/>
    </style:style>
    <style:style style:name="P28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29" style:family="paragraph" style:parent-style-name="Text_20_body" style:list-style-name="L2">
      <style:paragraph-properties fo:margin-top="0cm" fo:margin-bottom="0.423cm" loext:contextual-spacing="false" fo:orphans="2" fo:widows="2"/>
      <style:text-properties officeooo:paragraph-rsid="001d6a2a"/>
    </style:style>
    <style:style style:name="P30" style:family="paragraph" style:parent-style-name="Text_20_body" style:list-style-name="L2">
      <style:paragraph-properties fo:margin-top="0cm" fo:margin-bottom="0.146cm" loext:contextual-spacing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817" style:font-weight-asian="normal" style:font-weight-complex="normal"/>
    </style:style>
    <style:style style:name="T3" style:family="text">
      <style:text-properties fo:font-weight="normal" officeooo:rsid="002140f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b1e22" style:font-weight-asian="normal" style:font-weight-complex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1d6a2a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 officeooo:rsid="001b1e22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bold" officeooo:rsid="001b1e22" style:font-weight-asian="bold" style:font-weight-complex="bold"/>
    </style:style>
    <style:style style:name="T13" style:family="text">
      <style:text-properties fo:font-variant="normal" fo:text-transform="none" fo:color="#24292e" style:font-name="apple-system" fo:font-size="12pt" fo:letter-spacing="normal" fo:font-style="normal" officeooo:rsid="001b1e22"/>
    </style:style>
    <style:style style:name="T14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officeooo:rsid="001d6a2a" style:text-blinking="false"/>
    </style:style>
    <style:style style:name="T1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officeooo:rsid="002140fc" style:text-blinking="false"/>
    </style:style>
    <style:style style:name="T1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2140fc" style:text-blinking="false" fo:background-color="transparent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officeooo:rsid="002140fc" style:text-blinking="false" fo:background-color="transparent" loext:char-shading-value="0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bold" officeooo:rsid="002140fc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weight-asian="normal" style:font-weight-complex="normal"/>
    </style:style>
    <style:style style:name="T25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officeooo:rsid="002140fc" style:text-blinking="false" style:font-weight-asian="normal" style:font-weight-complex="normal"/>
    </style:style>
    <style:style style:name="T26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bold" officeooo:rsid="002140fc" style:text-blinking="false"/>
    </style:style>
    <style:style style:name="T27" style:family="text">
      <style:text-properties fo:font-variant="normal" fo:text-transform="none" fo:color="#1155cc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28" style:family="text">
      <style:text-properties officeooo:rsid="001bfebb"/>
    </style:style>
    <style:style style:name="T29" style:family="text">
      <style:text-properties fo:color="#222222" style:text-line-through-style="none" style:text-line-through-type="none" style:font-name="arial" style:text-underline-style="none" style:text-blinking="false"/>
    </style:style>
    <style:style style:name="T30" style:family="text">
      <style:text-properties fo:color="#222222" style:text-line-through-style="none" style:text-line-through-type="none" style:font-name="arial" style:text-underline-style="none" officeooo:rsid="001d6a2a" style:text-blinking="false"/>
    </style:style>
    <style:style style:name="T31" style:family="text">
      <style:text-properties fo:color="#222222" style:text-line-through-style="none" style:text-line-through-type="none" style:font-name="arial" style:text-underline-style="none" officeooo:rsid="002140fc" style:text-blinking="false"/>
    </style:style>
    <style:style style:name="T32" style:family="text">
      <style:text-properties officeooo:rsid="001d6a2a"/>
    </style:style>
    <style:style style:name="T33" style:family="text">
      <style:text-properties officeooo:rsid="001f1817"/>
    </style:style>
    <style:style style:name="T34" style:family="text">
      <style:text-properties officeooo:rsid="00230373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1</text:p>
      <text:p text:style-name="P6"/>
      <text:p text:style-name="P6">Assignment1:</text:p>
      <text:list xml:id="list4118659421463216058" text:style-name="L1">
        <text:list-item>
          <text:p text:style-name="P18">Initialize a directory as git repository.</text:p>
          <text:p text:style-name="P10">#mkdir gittask</text:p>
          <text:p text:style-name="P10">#cd gittask</text:p>
          <text:p text:style-name="P10">#git init</text:p>
          <text:p text:style-name="P10"/>
        </text:list-item>
        <text:list-item>
          <text:p text:style-name="P18">Create a blank files like a.txt, b.txt.</text:p>
          <text:p text:style-name="P10">#touch a.txt b.txt</text:p>
          <text:p text:style-name="P9"/>
        </text:list-item>
        <text:list-item>
          <text:p text:style-name="P18">Write "Hi Team Ninja" into a.txt</text:p>
          <text:p text:style-name="P10">#echo “Hi Team Ninja” &gt; a.txt</text:p>
        </text:list-item>
        <text:list-item>
          <text:p text:style-name="P18">Write "This is VCS:Git" into b.txt</text:p>
          <text:p text:style-name="P10">#echo “This is VCS:Git” &gt; b.txt</text:p>
        </text:list-item>
      </text:list>
      <text:p text:style-name="P24"/>
      <text:list xml:id="list130440425979586" text:continue-numbering="true" text:style-name="L1">
        <text:list-item>
          <text:p text:style-name="P18">Set git config variables.</text:p>
          <text:p text:style-name="P10">#git config –global user.name “Tarun Goel”</text:p>
          <text:p text:style-name="P10">#git config –global user.email tarun.goel1995@gmail.com</text:p>
        </text:list-item>
      </text:list>
      <text:p text:style-name="P24"/>
      <text:list xml:id="list130440527937368" text:continue-numbering="true" text:style-name="L1">
        <text:list-item>
          <text:p text:style-name="P18">Commit both files.</text:p>
          <text:p text:style-name="P10">#git add -A</text:p>
          <text:p text:style-name="P10">#git status</text:p>
          <text:p text:style-name="P10">#git commit -a -m “adding a.txt b.txt in master branch”</text:p>
          <text:p text:style-name="P10">#git log</text:p>
        </text:list-item>
        <text:list-item>
          <text:p text:style-name="P20"><text:span text:style-name="T11">Create a branch </text:span><text:span text:style-name="Strong_20_Emphasis"><text:span text:style-name="T11">ninj</text:span></text:span><text:span text:style-name="Strong_20_Emphasis"><text:span text:style-name="T12">a</text:span></text:span></text:p>
          <text:p text:style-name="P21"><text:span text:style-name="Strong_20_Emphasis"><text:span text:style-name="T7"># git branch ninja</text:span></text:span></text:p>
        </text:list-item>
        <text:list-item>
          <text:p text:style-name="P20"><text:span text:style-name="T11">Switch into branch </text:span><text:span text:style-name="Strong_20_Emphasis"><text:span text:style-name="T11">ninja</text:span></text:span></text:p>
          <text:p text:style-name="P27"><text:span text:style-name="Strong_20_Emphasis"><text:span text:style-name="T7">#git checkout ninja</text:span></text:span></text:p>
        </text:list-item>
        <text:list-item>
          <text:p text:style-name="P9"><text:span text:style-name="T4">Update file b.txt with ""This is VCS:Git.</text:span> This is ninja branch"</text:p>
          <text:p text:style-name="P11">#<text:span text:style-name="T28">echo “ This is VCS:Git. This is ninja branch” &gt; b.txt</text:span></text:p>
        </text:list-item>
        <text:list-item>
          <text:p text:style-name="P18">Check for the difference made in the file.</text:p>
          <text:p text:style-name="P12">#git diff</text:p>
        </text:list-item>
        <text:list-item>
          <text:p text:style-name="P19">Commit your changes in ninja branch.</text:p>
          <text:p text:style-name="P12">#git add -A</text:p>
          <text:p text:style-name="P12">#git status </text:p>
          <text:p text:style-name="P12">#git commit -a -m “modifying b.txt in ninja branch”</text:p>
          <text:p text:style-name="P12"><text:soft-page-break/>#git log</text:p>
        </text:list-item>
        <text:list-item>
          <text:p text:style-name="P19">Check difference between last two commits.</text:p>
          <text:p text:style-name="P12">#git diff commitid1..commitid 2</text:p>
          <text:p text:style-name="P12"/>
        </text:list-item>
        <text:list-item>
          <text:p text:style-name="P18">Rename your file b.txt to c.txt</text:p>
          <text:p text:style-name="P12">#mv b.txt c.txt</text:p>
        </text:list-item>
        <text:list-item>
          <text:p text:style-name="P18">Commit your changes.</text:p>
          <text:p text:style-name="P12">#git status</text:p>
          <text:p text:style-name="P12">#git add -A</text:p>
          <text:p text:style-name="P12">#git commit -a -m “renaming b.txt to c.txt in ninja branch”</text:p>
          <text:p text:style-name="P12">#git log</text:p>
        </text:list-item>
        <text:list-item>
          <text:p text:style-name="P18">Remove file c.txt.</text:p>
          <text:p text:style-name="P12">#rm c.txt</text:p>
          <text:p text:style-name="P12">#git status</text:p>
        </text:list-item>
        <text:list-item>
          <text:p text:style-name="P18">Commit your changes.</text:p>
          <text:p text:style-name="P12">#git commit -a -m “removing c.txt in ninja branch”</text:p>
          <text:p text:style-name="P12">#git log</text:p>
        </text:list-item>
        <text:list-item>
          <text:p text:style-name="P18">Create a file text.txt and add it.</text:p>
          <text:p text:style-name="P12">#touch text.tx</text:p>
          <text:p text:style-name="P12">#git add -A</text:p>
        </text:list-item>
        <text:list-item>
          <text:p text:style-name="P18">Remove it from the staging area.</text:p>
          <text:p text:style-name="P12">#git reset HEAD text.tx</text:p>
          <text:p text:style-name="P12">or</text:p>
          <text:p text:style-name="P12">#git rm –cached text.txt</text:p>
          <text:p text:style-name="P12">#git status</text:p>
          <text:p text:style-name="P12"/>
        </text:list-item>
      </text:list>
      <text:p text:style-name="P1">Assignment2:</text:p>
      <text:list xml:id="list93981464531401192" text:style-name="L2">
        <text:list-item>
          <text:p text:style-name="P26">Create a account on github.com.</text:p>
          <text:p text:style-name="P29"><text:span text:style-name="T8">#</text:span><text:span text:style-name="T23">Account created on </text:span><text:a xlink:type="simple" xlink:href="http://github.com/" office:target-frame-name="_blank" xlink:show="new" text:style-name="Internet_20_link" text:visited-style-name="Visited_20_Internet_20_Link">github.com</text:a><text:span text:style-name="T27"> </text:span><text:span text:style-name="T23">and the ssh key also been added to account for secure push.</text:span></text:p>
        </text:list-item>
        <text:list-item>
          <text:p text:style-name="P28"><text:span text:style-name="T11">Fork </text:span><text:a xlink:type="simple" xlink:href="https://github.com/ot-training/jenkins.git" text:style-name="Internet_20_link" text:visited-style-name="Visited_20_Internet_20_Link"><text:span text:style-name="T21">ot-training/</text:span></text:a><text:span text:style-name="T22">git</text:span><text:span text:style-name="T21"> </text:span><text:span text:style-name="T11">repo into your account.</text:span></text:p>
          <text:p text:style-name="P29"><text:span text:style-name="T8">#</text:span><text:span text:style-name="T14">Forked by clicking on the Fork button on the extreme right. And got it as </text:span><text:span text:style-name="T15">tarungoel1995</text:span><text:span text:style-name="T14">/</text:span><text:span text:style-name="T16">git</text:span><text:span text:style-name="T14">.</text:span></text:p>
        </text:list-item>
        <text:list-item>
          <text:p text:style-name="P30"><text:span text:style-name="T5">Clone your repo into your machine.</text:span></text:p>
          <text:p text:style-name="P25"><text:span text:style-name="T32">#</text:span><text:span text:style-name="T29">cloned the </text:span><text:span text:style-name="T30">tarungoel1995</text:span><text:span text:style-name="T29">/</text:span><text:span text:style-name="T31">git</text:span><text:span text:style-name="T29"> repo in vagrant </text:span><text:span text:style-name="T30">machine</text:span><text:span text:style-name="T29">.</text:span></text:p>
        </text:list-item>
      </text:list>
      <text:p text:style-name="P4"><text:s text:c="11"/># <text:span text:style-name="T1">mkdir </text:span><text:span text:style-name="T2">ops</text:span><text:span text:style-name="T3">git</text:span></text:p>
      <text:p text:style-name="P8"><text:s text:c="11"/># cd <text:span text:style-name="T33">opsgit</text:span></text:p>
      <text:p text:style-name="P5"><text:span text:style-name="T24"><text:s text:c="10"/># git clone </text:span><text:a xlink:type="simple" xlink:href="https://github.com/ot-training/git.git" text:style-name="Internet_20_link" text:visited-style-name="Visited_20_Internet_20_Link"><text:span text:style-name="T25">https://github.com/ot-training/git.git</text:span></text:a></text:p>
      <text:p text:style-name="P5"><text:soft-page-break/><text:span text:style-name="T26"/></text:p>
      <text:p text:style-name="P3"><text:span text:style-name="T4">Assignment3</text:span>:</text:p>
      <text:list xml:id="list736120358862194720" text:style-name="L9">
        <text:list-item>
          <text:p text:style-name="P17">Clone your repo into your machine.</text:p>
          <text:p text:style-name="P13">#alrady done above</text:p>
        </text:list-item>
        <text:list-item>
          <text:p text:style-name="P22"><text:span text:style-name="T11">Add a file to the attendees directory that describes you (ex. filename wouild be your name like </text:span><text:span text:style-name="Emphasis"><text:span text:style-name="T11">saurabh.vajpayee.txt</text:span></text:span><text:span text:style-name="T11">).</text:span></text:p>
          <text:p text:style-name="P23"><text:span text:style-name="T6">#cd git/attendees</text:span></text:p>
          <text:p text:style-name="P23"><text:span text:style-name="T6">#touch tarun.goel.txt</text:span></text:p>
        </text:list-item>
        <text:list-item>
          <text:p text:style-name="P17">Commit your changes. Write a meaningful message like "Added information about YOUR NAME HERE."</text:p>
          <text:p text:style-name="P13">#git status</text:p>
          <text:p text:style-name="P13">#git add -A</text:p>
          <text:p text:style-name="P14">#git commit -m “Added information about <text:span text:style-name="T34">Tarun Kumar</text:span>”</text:p>
        </text:list-item>
        <text:list-item>
          <text:p text:style-name="P17">Save your changes into remote repo.</text:p>
          <text:p text:style-name="P15">#git push origin master</text:p>
        </text:list-item>
        <text:list-item>
          <text:p text:style-name="P17">Check list of changes in your repo.</text:p>
          <text:p text:style-name="P15">#git diff f1ff552457a..e311b96f</text:p>
          <text:p text:style-name="P16">Output:-</text:p>
          <text:p text:style-name="P15">diff --git a/attendees/tarun.goel.txt b/attendees/tarun.goel.txt</text:p>
          <text:p text:style-name="P15">new file mode 100644</text:p>
          <text:p text:style-name="P15">index 0000000..e69de29</text:p>
        </text:list-item>
        <text:list-item>
          <text:p text:style-name="P17">Add your name into attendees/assignments/day1/attendees.md</text:p>
          <text:p text:style-name="P15">#cd /opsgit/git/attendess/assignments/day1</text:p>
          <text:p text:style-name="P15">#echo “Tarun Kumar” &gt; attedndess.md</text:p>
          <text:p text:style-name="P15">#git add -A</text:p>
          <text:p text:style-name="P15">#git status</text:p>
          <text:p text:style-name="P15">#git commit -m “adding my name into attendees.md”</text:p>
          <text:p text:style-name="P15">#git push origin master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1:16:08.209545483</meta:creation-date>
    <dc:date>2018-05-28T13:04:38.384157934</dc:date>
    <meta:editing-duration>PT4M20S</meta:editing-duration>
    <meta:editing-cycles>1</meta:editing-cycles>
    <meta:document-statistic meta:table-count="0" meta:image-count="0" meta:object-count="0" meta:page-count="3" meta:paragraph-count="95" meta:word-count="518" meta:character-count="2779" meta:non-whitespace-character-count="2407"/>
    <meta:generator>LibreOffice/5.1.6.2$Linux_X86_64 LibreOffice_project/10m0$Build-2</meta:generator>
  </office:meta>
</office:document-meta>
</file>